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775d" officeooo:paragraph-rsid="0006775d"/>
    </style:style>
    <style:style style:name="P2" style:family="paragraph">
      <style:text-properties fo:color="#c9211e" loext:opacity="100%" fo:font-size="8pt" style:font-size-asian="8pt" style:font-size-complex="8pt"/>
    </style:style>
    <style:style style:name="P3" style:family="paragraph">
      <loext:graphic-properties draw:fill="none" draw:fill-color="#ffffff"/>
      <style:text-properties fo:color="#c9211e" loext:opacity="100%" fo:font-size="8pt" style:font-size-asian="8pt" style:font-size-complex="8pt"/>
    </style:style>
    <style:style style:name="P4" style:family="paragraph">
      <style:paragraph-properties fo:text-align="center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87cefa"/>
    </style:style>
    <style:style style:name="T1" style:family="text">
      <style:text-properties fo:color="#c9211e" loext:opacity="100%" fo:font-size="8pt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861cm" fo:min-width="2.1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684cm" fo:min-width="1.4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9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dash" draw:stroke-dash="Long_20_Dash" draw:fill="none" draw:textarea-horizontal-align="justify" draw:textarea-vertical-align="middle" draw:auto-grow-height="false" fo:min-height="4.022cm" fo:min-width="3.8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fill="none" draw:textarea-horizontal-align="justify" draw:textarea-vertical-align="middle" draw:auto-grow-height="false" fo:min-height="2.346cm" fo:min-width="18.4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="none" draw:textarea-horizontal-align="justify" draw:textarea-vertical-align="middle" draw:auto-grow-height="false" fo:min-height="2.117cm" fo:min-width="18.43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="none" draw:textarea-horizontal-align="justify" draw:textarea-vertical-align="middle" draw:auto-grow-height="false" fo:min-height="4.427cm" fo:min-width="5.5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87cefa" draw:textarea-horizontal-align="justify" draw:textarea-vertical-align="middle" draw:auto-grow-height="false" fo:min-height="0.647cm" fo:min-width="3.72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0.893cm" fo:min-width="3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878cm" fo:min-width="3.0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924cm" fo:min-width="3.3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91cm" fo:min-width="4.20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147cm" fo:min-width="3.5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861cm" fo:min-width="2.76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0.91cm" fo:min-width="3.3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21cm" fo:min-width="2.86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178cm" fo:min-width="2.6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132cm" fo:min-width="2.17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rganisation des fichiers</text:p>
      <text:p text:style-name="P1"/>
      <text:p text:style-name="P1"><draw:custom-shape text:anchor-type="paragraph" draw:z-index="1" draw:name="Forme2" draw:style-name="gr20" svg:width="2.805cm" svg:height="1.306cm" svg:x="3.108cm" svg:y="4.427cm"><text:p>personnes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e3" draw:style-name="gr19" svg:width="2.999cm" svg:height="1.341cm" svg:x="7.112cm" svg:y="4.392cm"><text:p>films.php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4" draw:style-name="gr18" svg:width="3.423cm" svg:height="1.006cm" svg:x="2.667cm" svg:y="6.914cm"><text:p>personnesView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Forme5" draw:style-name="gr17" svg:width="2.858cm" svg:height="0.953cm" svg:x="7.377cm" svg:y="6.897cm"><text:p>filmsView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Forme6" draw:style-name="gr16" svg:width="3.687cm" svg:height="1.271cm" svg:x="13.585cm" svg:y="4.445cm"><text:p>DetailPersonne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Forme7" draw:style-name="gr15" svg:width="4.305cm" svg:height="1.006cm" svg:x="13.303cm" svg:y="6.791cm"><text:p>detailPersonneView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8" draw:style-name="gr14" svg:width="3.458cm" svg:height="1.024cm" svg:x="4.695cm" svg:y="9.049cm"><text:p>connectionSql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e9" draw:style-name="gr13" svg:width="3.105cm" svg:height="0.971cm" svg:x="4.819cm" svg:y="10.266cm"><text:p>Film.class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e10" draw:style-name="gr12" svg:width="3.846cm" svg:height="0.989cm" svg:x="4.554cm" svg:y="11.448cm"><text:p>Person.class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Forme1" draw:style-name="gr21" svg:width="2.294cm" svg:height="1.253cm" svg:x="5.789cm" svg:y="1.559cm"><text:p>index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e11" draw:style-name="gr11" draw:text-style-name="P8" svg:width="3.723cm" svg:height="0.971cm" svg:x="4.925cm" svg:y="0.423cm"><text:p>Demande navigateur</text:p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line text:anchor-type="paragraph" draw:z-index="11" draw:name="Forme12" draw:style-name="gr2" draw:text-style-name="P4" svg:x1="6.124cm" svg:y1="2.812cm" svg:x2="4.637cm" svg:y2="4.428cm"><text:p/></draw:line><draw:line text:anchor-type="paragraph" draw:z-index="12" draw:name="Forme13" draw:style-name="gr2" draw:text-style-name="P4" svg:x1="7.377cm" svg:y1="2.928cm" svg:x2="8.188cm" svg:y2="4.286cm"><text:p/></draw:line><draw:line text:anchor-type="paragraph" draw:z-index="13" draw:name="Forme14" draw:style-name="gr2" draw:text-style-name="P4" svg:x1="8.241cm" svg:y1="2.734cm" svg:x2="13.462cm" svg:y2="4.427cm"><text:p/></draw:line><draw:custom-shape text:anchor-type="paragraph" draw:z-index="14" draw:name="Forme15" draw:style-name="gr10" draw:text-style-name="P7" svg:width="5.575cm" svg:height="4.428cm" svg:x="3.831cm" svg:y="8.731cm"><text:p/><draw:enhanced-geometry svg:viewBox="0 0 21600 21600" draw:type="rectangle" draw:enhanced-path="M 0 0 L 21600 0 21600 21600 0 21600 0 0 Z N"/></draw:custom-shape><draw:custom-shape text:anchor-type="paragraph" draw:z-index="15" draw:name="Forme15_0" draw:style-name="gr9" draw:text-style-name="P7" svg:width="18.433cm" svg:height="2.117cm" svg:x="-0.208cm" svg:y="6.473cm"><text:p/><draw:enhanced-geometry svg:viewBox="0 0 21600 21600" draw:type="rectangle" draw:enhanced-path="M 0 0 L 21600 0 21600 21600 0 21600 0 0 Z N"/></draw:custom-shape><draw:custom-shape text:anchor-type="paragraph" draw:z-index="16" draw:name="Forme15_1" draw:style-name="gr8" draw:text-style-name="P7" svg:width="18.433cm" svg:height="2.347cm" svg:x="-0.243cm" svg:y="3.916cm"><text:p/><draw:enhanced-geometry svg:viewBox="0 0 21600 21600" draw:type="rectangle" draw:enhanced-path="M 0 0 L 21600 0 21600 21600 0 21600 0 0 Z N"/></draw:custom-shape><draw:frame text:anchor-type="paragraph" draw:z-index="17" draw:name="Forme16" draw:style-name="gr1" draw:text-style-name="P6" svg:width="3.299cm" svg:height="0.53cm" svg:x="3.972cm" svg:y="12.629cm"><draw:text-box><text:p>Model</text:p></draw:text-box></draw:frame><draw:frame text:anchor-type="paragraph" draw:z-index="18" draw:name="Forme16_0" draw:style-name="gr1" draw:text-style-name="P6" svg:width="3.299cm" svg:height="0.53cm" svg:x="-0.014cm" svg:y="8.061cm"><draw:text-box><text:p>View</text:p></draw:text-box></draw:frame><draw:frame text:anchor-type="paragraph" draw:z-index="19" draw:name="Forme16_1" draw:style-name="gr1" draw:text-style-name="P6" svg:width="3.299cm" svg:height="0.53cm" svg:x="0.056cm" svg:y="5.715cm"><draw:text-box><text:p>Controller</text:p></draw:text-box></draw:frame><draw:line text:anchor-type="paragraph" draw:z-index="20" draw:name="Forme17" draw:style-name="gr2" draw:text-style-name="P4" svg:x1="4.413cm" svg:y1="5.733cm" svg:x2="4.431cm" svg:y2="7.074cm"><text:p/></draw:line><draw:line text:anchor-type="paragraph" draw:z-index="21" draw:name="Forme18" draw:style-name="gr2" draw:text-style-name="P4" svg:x1="8.47cm" svg:y1="5.733cm" svg:x2="8.47cm" svg:y2="6.897cm"><text:p/></draw:line><draw:line text:anchor-type="paragraph" draw:z-index="22" draw:name="Forme19" draw:style-name="gr2" draw:text-style-name="P4" svg:x1="15.35cm" svg:y1="5.715cm" svg:x2="15.332cm" svg:y2="6.791cm"><text:p/></draw:line><draw:line text:anchor-type="paragraph" draw:z-index="23" draw:name="Forme20" draw:style-name="gr7" draw:text-style-name="P4" svg:x1="5.854cm" svg:y1="5.891cm" svg:x2="6.119cm" svg:y2="8.59cm"><text:p/></draw:line><draw:line text:anchor-type="paragraph" draw:z-index="24" draw:name="Forme21" draw:style-name="gr7" draw:text-style-name="P4" svg:x1="7.289cm" svg:y1="5.733cm" svg:x2="6.248cm" svg:y2="8.732cm"><text:p/></draw:line><draw:line text:anchor-type="paragraph" draw:z-index="25" draw:name="Forme22" draw:style-name="gr7" draw:text-style-name="P4" svg:x1="13.585cm" svg:y1="5.715cm" svg:x2="8.382cm" svg:y2="8.731cm"><text:p/></draw:line><draw:custom-shape text:anchor-type="paragraph" draw:z-index="26" draw:name="Forme15_2" draw:style-name="gr6" draw:text-style-name="P7" svg:width="3.899cm" svg:height="4.022cm" svg:x="6.812cm" svg:y="4.163cm"><text:p/><draw:enhanced-geometry svg:viewBox="0 0 21600 21600" draw:type="rectangle" draw:enhanced-path="M 0 0 L 21600 0 21600 21600 0 21600 0 0 Z N"/></draw:custom-shape><draw:frame text:anchor-type="paragraph" draw:z-index="27" draw:name="Forme16_2" draw:style-name="gr1" draw:text-style-name="P6" svg:width="3.299cm" svg:height="0.53cm" svg:x="11.134cm" svg:y="9.56cm"><draw:text-box><text:p>Non implémenté</text:p></draw:text-box></draw:frame><draw:line text:anchor-type="paragraph" draw:z-index="28" draw:name="Forme23" draw:style-name="gr2" draw:text-style-name="P4" svg:x1="11.186cm" svg:y1="9.366cm" svg:x2="10.71cm" svg:y2="8.184cm"><text:p/></draw:line><draw:frame text:anchor-type="paragraph" draw:z-index="29" draw:name="Forme16_4" draw:style-name="gr5" draw:text-style-name="P3" svg:width="3.987cm" svg:height="0.495cm" svg:x="3.39cm" svg:y="4.039cm"><draw:text-box><text:p text:style-name="P2"><text:span text:style-name="T1">Route:index.php?page=1</text:span></text:p></draw:text-box></draw:frame><draw:frame text:anchor-type="paragraph" draw:z-index="30" draw:name="Forme16_5" draw:style-name="gr5" draw:text-style-name="P3" svg:width="3.987cm" svg:height="0.495cm" svg:x="5.66cm" svg:y="3.193cm"><draw:text-box><text:p text:style-name="P2"><text:span text:style-name="T1">Route:index.php?page=2</text:span></text:p></draw:text-box></draw:frame><draw:frame text:anchor-type="paragraph" draw:z-index="31" draw:name="Forme16_6" draw:style-name="gr5" draw:text-style-name="P3" svg:width="3.987cm" svg:height="0.495cm" svg:x="10.758cm" svg:y="3.193cm"><draw:text-box><text:p text:style-name="P2"><text:span text:style-name="T1">Route:index.php?page=3&amp;index=x</text:span></text:p></draw:text-box></draw:frame><draw:custom-shape text:anchor-type="paragraph" draw:z-index="32" draw:name="Forme24" draw:style-name="gr4" draw:text-style-name="P5" svg:width="1.5cm" svg:height="0.759cm" svg:x="11.587cm" svg:y="7.973cm"><text:p><text:span text:style-name="T2">footer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Forme24_0" draw:style-name="gr4" draw:text-style-name="P5" svg:width="1.5cm" svg:height="0.759cm" svg:x="13.333cm" svg:y="7.973cm"><text:p><text:span text:style-name="T2">header.php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4" draw:name="Forme25" draw:style-name="gr2" draw:text-style-name="P4" svg:x1="8.082cm" svg:y1="2.928cm" svg:x2="12.927cm" svg:y2="7.885cm"><text:p/></draw:line><draw:custom-shape text:anchor-type="paragraph" draw:z-index="35" draw:name="Forme2_0" draw:style-name="gr3" svg:width="2.218cm" svg:height="0.953cm" svg:x="0.074cm" svg:y="6.914cm"><text:p>accueil.php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name="Forme26" draw:style-name="gr2" draw:text-style-name="P4" svg:x1="5.789cm" svg:y1="2.734cm" svg:x2="1.251cm" svg:y2="6.826cm"><text:p/></draw:line><draw:frame text:anchor-type="paragraph" draw:z-index="37" draw:name="Forme16_7" draw:style-name="gr1" draw:text-style-name="P3" svg:width="3.299cm" svg:height="0.53cm" svg:x="1.609cm" svg:y="6.473cm"><draw:text-box><text:p text:style-name="P2"><text:span text:style-name="T1">Route:index.php</text:span>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5T19:40:27.062000000</dc:date>
    <meta:editing-duration>PT8M58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" meta:word-count="3" meta:character-count="25" meta:non-whitespace-character-count="23"/>
  </office:meta>
</office:document-meta>
</file>